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1]-[.A91]" office:value-type="time" office:time-value="PT00H25M00S" calcext:value-type="time">
            <text:p>00:25:00</text:p>
          </table:table-cell>
          <table:table-cell table:style-name="ce7" table:formula="of:=[.C91]+[.D90]" office:value-type="time" office:time-value="PT57H30M59.999999S" calcext:value-type="time">
            <text:p>57:3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2]-[.A92]" office:value-type="time" office:time-value="PT01H15M00S" calcext:value-type="time">
            <text:p>01:15:00</text:p>
          </table:table-cell>
          <table:table-cell table:style-name="ce7" table:formula="of:=[.C92]+[.D91]" office:value-type="time" office:time-value="PT58H45M59.999999S" calcext:value-type="time">
            <text:p>58:4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9H10M59.999999S" calcext:value-type="time">
            <text:p>59:1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</number:date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6">
      <number:minutes number:style="long"/>
      <number:text>:</number:text>
      <number:seconds number:style="long" number:decimal-places="1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3">
      <number:minutes number:style="long"/>
      <number:text>:</number:text>
      <number:seconds number:style="long"/>
    </number:time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 number:textual="true"/>
      <number:text>-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2">
      <number:day/>
      <number:text>-</number:text>
      <number:month number:textual="true"/>
    </number:date-style>
    <number:time-style style:name="N15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2:08:59.2707155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3-06T12:28:46.329486364</dc:date>
    <meta:editing-cycles>146</meta:editing-cycles>
    <meta:editing-duration>P1DT20H28M27S</meta:editing-duration>
    <meta:generator>LibreOffice/7.3.0.3$Linux_X86_64 LibreOffice_project/30$Build-3</meta:generator>
    <meta:document-statistic meta:table-count="1" meta:cell-count="451" meta:object-count="0"/>
    <meta:user-defined meta:name="AppVersion">15.0000</meta:user-defined>
  </office:meta>
</office:document-meta>
</file>